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Scripts/python/ext_gen.py" manifest:media-type=""/>
  <manifest:file-entry manifest:full-path="Scripts/python/" manifest:media-type="application/binary"/>
  <manifest:file-entry manifest:full-path="Scripts/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escription_5f_table" style:display-name="description_table" style:family="table">
      <style:table-properties style:width="17cm" table:align="margins"/>
    </style:style>
    <style:style style:name="description_5f_table.A" style:display-name="description_table.A" style:family="table-column">
      <style:table-column-properties style:column-width="5.667cm" style:rel-column-width="21845*"/>
    </style:style>
    <style:style style:name="description_5f_table.A1" style:display-name="description_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description_5f_table.C1" style:display-name="description_table.C1" style:family="table-cell">
      <style:table-cell-properties fo:padding="0.097cm" fo:border="0.05pt solid #000000"/>
    </style:style>
    <style:style style:name="description_5f_table.A2" style:display-name="description_table.A2" style:family="table-cell">
      <style:table-cell-properties fo:padding="0.097cm" fo:border-left="0.05pt solid #000000" fo:border-right="none" fo:border-top="none" fo:border-bottom="0.05pt solid #000000"/>
    </style:style>
    <style:style style:name="description_5f_table.C2" style:display-name="description_table.C2" style:family="table-cell">
      <style:table-cell-properties fo:padding="0.097cm" fo:border-left="0.05pt solid #000000" fo:border-right="0.05pt solid #000000" fo:border-top="none" fo:border-bottom="0.05pt solid #000000"/>
    </style:style>
    <style:style style:name="function_5f_table" style:display-name="function_table" style:family="table">
      <style:table-properties style:width="17cm" table:align="margins"/>
    </style:style>
    <style:style style:name="function_5f_table.A" style:display-name="function_table.A" style:family="table-column">
      <style:table-column-properties style:column-width="5.604cm" style:rel-column-width="21602*"/>
    </style:style>
    <style:style style:name="function_5f_table.B" style:display-name="function_table.B" style:family="table-column">
      <style:table-column-properties style:column-width="5.701cm" style:rel-column-width="21976*"/>
    </style:style>
    <style:style style:name="function_5f_table.C" style:display-name="function_table.C" style:family="table-column">
      <style:table-column-properties style:column-width="5.696cm" style:rel-column-width="21957*"/>
    </style:style>
    <style:style style:name="function_5f_table.A1" style:display-name="function_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function_5f_table.C1" style:display-name="function_table.C1" style:family="table-cell">
      <style:table-cell-properties fo:padding="0.097cm" fo:border="0.05pt solid #000000"/>
    </style:style>
    <style:style style:name="function_5f_table.A2" style:display-name="function_table.A2" style:family="table-cell">
      <style:table-cell-properties fo:padding="0.097cm" fo:border-left="0.05pt solid #000000" fo:border-right="none" fo:border-top="none" fo:border-bottom="0.05pt solid #000000"/>
    </style:style>
    <style:style style:name="function_5f_table.C2" style:display-name="function_table.C2" style:family="table-cell">
      <style:table-cell-properties fo:padding="0.097cm" fo:border-left="0.05pt solid #000000" fo:border-right="0.05pt solid #000000" fo:border-top="none" fo:border-bottom="0.05pt solid #000000"/>
    </style:style>
    <style:style style:name="option_5f_table" style:display-name="option_table" style:family="table">
      <style:table-properties style:width="17cm" table:align="margins"/>
    </style:style>
    <style:style style:name="option_5f_table.A" style:display-name="option_table.A" style:family="table-column">
      <style:table-column-properties style:column-width="4.249cm" style:rel-column-width="16380*"/>
    </style:style>
    <style:style style:name="option_5f_table.B" style:display-name="option_table.B" style:family="table-column">
      <style:table-column-properties style:column-width="4.251cm" style:rel-column-width="16387*"/>
    </style:style>
    <style:style style:name="option_5f_table.C" style:display-name="option_table.C" style:family="table-column">
      <style:table-column-properties style:column-width="3.503cm" style:rel-column-width="13504*"/>
    </style:style>
    <style:style style:name="option_5f_table.D" style:display-name="option_table.D" style:family="table-column">
      <style:table-column-properties style:column-width="4.997cm" style:rel-column-width="19264*"/>
    </style:style>
    <style:style style:name="option_5f_table.A1" style:display-name="option_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option_5f_table.D1" style:display-name="option_table.D1" style:family="table-cell">
      <style:table-cell-properties fo:padding="0.097cm" fo:border="0.05pt solid #000000"/>
    </style:style>
    <style:style style:name="option_5f_table.A2" style:display-name="option_table.A2" style:family="table-cell">
      <style:table-cell-properties fo:padding="0.097cm" fo:border-left="0.05pt solid #000000" fo:border-right="none" fo:border-top="none" fo:border-bottom="0.05pt solid #000000"/>
    </style:style>
    <style:style style:name="option_5f_table.D2" style:display-name="option_table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 officeooo:rsid="000df22f"/>
    </style:style>
    <style:style style:name="P3" style:family="paragraph" style:parent-style-name="Standard">
      <style:text-properties fo:language="en" fo:country="GB" officeooo:rsid="000df22f" officeooo:paragraph-rsid="000df22f"/>
    </style:style>
    <style:style style:name="P4" style:family="paragraph" style:parent-style-name="Standard">
      <style:paragraph-properties fo:text-align="center" style:justify-single-word="false"/>
      <style:text-properties fo:language="en" fo:country="GB" fo:font-weight="bold" officeooo:rsid="00226296" officeooo:paragraph-rsid="00226296" style:font-weight-asian="bold" style:font-weight-complex="bold"/>
    </style:style>
    <style:style style:name="P5" style:family="paragraph" style:parent-style-name="Text_20_body">
      <style:text-properties fo:language="en" fo:country="GB"/>
    </style:style>
    <style:style style:name="P6" style:family="paragraph" style:parent-style-name="Text_20_body">
      <style:text-properties fo:language="en" fo:country="GB" officeooo:rsid="000df22f" officeooo:paragraph-rsid="000df22f"/>
    </style:style>
    <style:style style:name="P7" style:family="paragraph" style:parent-style-name="Title">
      <style:text-properties fo:language="en" fo:country="GB"/>
    </style:style>
    <style:style style:name="P8" style:family="paragraph" style:parent-style-name="Heading_20_1">
      <style:text-properties fo:language="en" fo:country="GB"/>
    </style:style>
    <style:style style:name="P9" style:family="paragraph" style:parent-style-name="Table_20_Contents">
      <style:text-properties fo:language="en" fo:country="GB"/>
    </style:style>
    <style:style style:name="P10" style:family="paragraph" style:parent-style-name="Table_20_Contents">
      <style:paragraph-properties fo:text-align="center" style:justify-single-word="false"/>
      <style:text-properties fo:language="en" fo:country="GB" fo:font-weight="bold" officeooo:rsid="000df22f" officeooo:paragraph-rsid="000df22f" style:font-weight-asian="bold" style:font-weight-complex="bold"/>
    </style:style>
    <style:style style:name="P11" style:family="paragraph" style:parent-style-name="Table_20_Contents">
      <style:text-properties fo:language="en" fo:country="GB" officeooo:rsid="000df22f" officeooo:paragraph-rsid="000df22f"/>
    </style:style>
    <style:style style:name="P12" style:family="paragraph" style:parent-style-name="Table_20_Contents">
      <style:text-properties fo:language="en" fo:country="GB" officeooo:rsid="001bd031" officeooo:paragraph-rsid="001bd031"/>
    </style:style>
    <style:style style:name="P13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officeooo:rsid="000df22f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Bouton 1" form:control-implementation="ooo:com.sun.star.form.component.CommandButton" xml:id="control1" form:id="control1" form:label="Generate Extension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ext_gen.py$generate_extension_launcher?language=Python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xtension Generator</text:p>
      <text:p text:style-name="P1"/>
      <text:h text:style-name="P8" text:outline-level="1">General Vars</text:h>
      <text:p text:style-name="P6">Replace default values in the second column with yours.</text:p>
      <table:table table:name="description_table" table:style-name="description_5f_table">
        <table:table-column table:style-name="description_5f_table.A" table:number-columns-repeated="3"/>
        <table:table-row>
          <table:table-cell table:style-name="description_5f_table.A1" office:value-type="string">
            <text:p text:style-name="P10">Keys</text:p>
          </table:table-cell>
          <table:table-cell table:style-name="description_5f_table.A1" office:value-type="string">
            <text:p text:style-name="P10">Your Values</text:p>
          </table:table-cell>
          <table:table-cell table:style-name="description_5f_table.C1" office:value-type="string">
            <text:p text:style-name="P10">Note</text:p>
          </table:table-cell>
        </table:table-row>
        <table:table-row>
          <table:table-cell table:style-name="description_5f_table.A2" office:value-type="string">
            <text:p text:style-name="P11">extension_name</text:p>
          </table:table-cell>
          <table:table-cell table:style-name="description_5f_table.A2" office:value-type="string">
            <text:p text:style-name="P12">JOJO</text:p>
          </table:table-cell>
          <table:table-cell table:style-name="description_5f_table.C2" office:value-type="string">
            <text:p text:style-name="P11">no blank space</text:p>
          </table:table-cell>
        </table:table-row>
        <table:table-row>
          <table:table-cell table:style-name="description_5f_table.A2" office:value-type="string">
            <text:p text:style-name="P11">extension_label</text:p>
          </table:table-cell>
          <table:table-cell table:style-name="description_5f_table.A2" office:value-type="string">
            <text:p text:style-name="P12">Jojo Extension</text:p>
          </table:table-cell>
          <table:table-cell table:style-name="description_5f_table.C2" office:value-type="string">
            <text:p text:style-name="P11">Will be displayed in menu</text:p>
          </table:table-cell>
        </table:table-row>
        <table:table-row>
          <table:table-cell table:style-name="description_5f_table.A2" office:value-type="string">
            <text:p text:style-name="P11">extension_version</text:p>
          </table:table-cell>
          <table:table-cell table:style-name="description_5f_table.A2" office:value-type="string">
            <text:p text:style-name="P11">0.0.1</text:p>
          </table:table-cell>
          <table:table-cell table:style-name="description_5f_table.C2" office:value-type="string">
            <text:p text:style-name="P11"/>
          </table:table-cell>
        </table:table-row>
        <table:table-row>
          <table:table-cell table:style-name="description_5f_table.A2" office:value-type="string">
            <text:p text:style-name="P11">package_name</text:p>
          </table:table-cell>
          <table:table-cell table:style-name="description_5f_table.A2" office:value-type="string">
            <text:p text:style-name="P11">com.mycompany.my_extension</text:p>
          </table:table-cell>
          <table:table-cell table:style-name="description_5f_table.C2" office:value-type="string">
            <text:p text:style-name="P11">See the README file</text:p>
          </table:table-cell>
        </table:table-row>
        <table:table-row>
          <table:table-cell table:style-name="description_5f_table.A2" office:value-type="string">
            <text:p text:style-name="P11">company_name</text:p>
          </table:table-cell>
          <table:table-cell table:style-name="description_5f_table.A2" office:value-type="string">
            <text:p text:style-name="P11">Your company</text:p>
          </table:table-cell>
          <table:table-cell table:style-name="description_5f_table.C2" office:value-type="string">
            <text:p text:style-name="P11"/>
          </table:table-cell>
        </table:table-row>
        <table:table-row>
          <table:table-cell table:style-name="description_5f_table.A2" office:value-type="string">
            <text:p text:style-name="P11">author_name</text:p>
          </table:table-cell>
          <table:table-cell table:style-name="description_5f_table.A2" office:value-type="string">
            <text:p text:style-name="P11">Your Name</text:p>
          </table:table-cell>
          <table:table-cell table:style-name="description_5f_table.C2" office:value-type="string">
            <text:p text:style-name="P11"/>
          </table:table-cell>
        </table:table-row>
        <table:table-row>
          <table:table-cell table:style-name="description_5f_table.A2" office:value-type="string">
            <text:p text:style-name="P11">author_email</text:p>
          </table:table-cell>
          <table:table-cell table:style-name="description_5f_table.A2" office:value-type="string">
            <text:p text:style-name="P11">Your E-mail</text:p>
          </table:table-cell>
          <table:table-cell table:style-name="description_5f_table.C2" office:value-type="string">
            <text:p text:style-name="P11"/>
          </table:table-cell>
        </table:table-row>
        <table:table-row>
          <table:table-cell table:style-name="description_5f_table.A2" office:value-type="string">
            <text:p text:style-name="P11">update_url</text:p>
          </table:table-cell>
          <table:table-cell table:style-name="description_5f_table.A2" office:value-type="string">
            <text:p text:style-name="P11">url_to_update.xml</text:p>
          </table:table-cell>
          <table:table-cell table:style-name="description_5f_table.C2" office:value-type="string">
            <text:p text:style-name="P11"/>
          </table:table-cell>
        </table:table-row>
        <table:table-row>
          <table:table-cell table:style-name="description_5f_table.A2" office:value-type="string">
            <text:p text:style-name="P11">publisher_url</text:p>
          </table:table-cell>
          <table:table-cell table:style-name="description_5f_table.A2" office:value-type="string">
            <text:p text:style-name="P3">https://yourwebsite.com</text:p>
          </table:table-cell>
          <table:table-cell table:style-name="description_5f_table.C2" office:value-type="string">
            <text:p text:style-name="P11"/>
          </table:table-cell>
        </table:table-row>
        <table:table-row>
          <table:table-cell table:style-name="description_5f_table.A2" office:value-type="string">
            <text:p text:style-name="P11">image_name</text:p>
          </table:table-cell>
          <table:table-cell table:style-name="description_5f_table.A2" office:value-type="string">
            <text:p text:style-name="P3">your_logo.png</text:p>
          </table:table-cell>
          <table:table-cell table:style-name="description_5f_table.C2" office:value-type="string">
            <text:p text:style-name="P3">PNG or JPG, 42x42 pixels</text:p>
          </table:table-cell>
        </table:table-row>
      </table:table>
      <text:p text:style-name="P5"/>
      <text:h text:style-name="P8" text:outline-level="1">MenuBar and ToolBar</text:h>
      <table:table table:name="function_table" table:style-name="function_5f_table">
        <table:table-column table:style-name="function_5f_table.A"/>
        <table:table-column table:style-name="function_5f_table.B"/>
        <table:table-column table:style-name="function_5f_table.C"/>
        <table:table-row>
          <table:table-cell table:style-name="function_5f_table.A1" office:value-type="string">
            <text:p text:style-name="P10">Function name</text:p>
          </table:table-cell>
          <table:table-cell table:style-name="function_5f_table.A1" office:value-type="string">
            <text:p text:style-name="P10">Function label</text:p>
          </table:table-cell>
          <table:table-cell table:style-name="function_5f_table.C1" office:value-type="string">
            <text:p text:style-name="P10">Icon</text:p>
          </table:table-cell>
        </table:table-row>
        <table:table-row>
          <table:table-cell table:style-name="function_5f_table.A2" office:value-type="string">
            <text:p text:style-name="P1">extension_launcher</text:p>
          </table:table-cell>
          <table:table-cell table:style-name="function_5f_table.A2" office:value-type="string">
            <text:p text:style-name="P11">My function</text:p>
          </table:table-cell>
          <table:table-cell table:style-name="function_5f_table.C2" office:value-type="string">
            <text:p text:style-name="P11">icon.jpg</text:p>
          </table:table-cell>
        </table:table-row>
        <table:table-row>
          <table:table-cell table:style-name="function_5f_table.A2" office:value-type="string">
            <text:p text:style-name="P9"/>
          </table:table-cell>
          <table:table-cell table:style-name="function_5f_table.A2" office:value-type="string">
            <text:p text:style-name="P9"/>
          </table:table-cell>
          <table:table-cell table:style-name="function_5f_table.C2" office:value-type="string">
            <text:p text:style-name="P9"/>
          </table:table-cell>
        </table:table-row>
      </table:table>
      <text:p text:style-name="P2"/>
      <text:h text:style-name="P8" text:outline-level="1"><text:span text:style-name="T1">Options v</text:span>ariable that need a Dialog Box</text:h>
      <table:table table:name="option_table" table:style-name="option_5f_table">
        <table:table-column table:style-name="option_5f_table.A"/>
        <table:table-column table:style-name="option_5f_table.B"/>
        <table:table-column table:style-name="option_5f_table.C"/>
        <table:table-column table:style-name="option_5f_table.D"/>
        <table:table-row>
          <table:table-cell table:style-name="option_5f_table.A1" office:value-type="string">
            <text:p text:style-name="P10">Name</text:p>
          </table:table-cell>
          <table:table-cell table:style-name="option_5f_table.A1" office:value-type="string">
            <text:p text:style-name="P10">Label</text:p>
          </table:table-cell>
          <table:table-cell table:style-name="option_5f_table.A1" office:value-type="string">
            <text:p text:style-name="P10">Type</text:p>
          </table:table-cell>
          <table:table-cell table:style-name="option_5f_table.D1" office:value-type="string">
            <text:p text:style-name="P10">Default value</text:p>
          </table:table-cell>
        </table:table-row>
        <table:table-row>
          <table:table-cell table:style-name="option_5f_table.A2" office:value-type="string">
            <text:p text:style-name="P11">test_mode</text:p>
          </table:table-cell>
          <table:table-cell table:style-name="option_5f_table.A2" office:value-type="string">
            <text:p text:style-name="P11">Test mode</text:p>
          </table:table-cell>
          <table:table-cell table:style-name="option_5f_table.A2" office:value-type="string">
            <text:p text:style-name="P11">boolean</text:p>
          </table:table-cell>
          <table:table-cell table:style-name="option_5f_table.D2" office:value-type="string">
            <text:p text:style-name="P11">true</text:p>
          </table:table-cell>
        </table:table-row>
        <table:table-row>
          <table:table-cell table:style-name="option_5f_table.A2" office:value-type="string">
            <text:p text:style-name="P11">token</text:p>
          </table:table-cell>
          <table:table-cell table:style-name="option_5f_table.A2" office:value-type="string">
            <text:p text:style-name="P11">Token</text:p>
          </table:table-cell>
          <table:table-cell table:style-name="option_5f_table.A2" office:value-type="string">
            <text:p text:style-name="P11">string</text:p>
          </table:table-cell>
          <table:table-cell table:style-name="option_5f_table.D2" office:value-type="string">
            <text:p text:style-name="P11">Find a valid token</text:p>
          </table:table-cell>
        </table:table-row>
        <table:table-row>
          <table:table-cell table:style-name="option_5f_table.A2" office:value-type="string">
            <text:p text:style-name="P11">url</text:p>
          </table:table-cell>
          <table:table-cell table:style-name="option_5f_table.A2" office:value-type="string">
            <text:p text:style-name="P11">URL</text:p>
          </table:table-cell>
          <table:table-cell table:style-name="option_5f_table.A2" office:value-type="string">
            <text:p text:style-name="P11">string</text:p>
          </table:table-cell>
          <table:table-cell table:style-name="option_5f_table.D2" office:value-type="string">
            <text:p text:style-name="P3">https://my_webservice.com</text:p>
          </table:table-cell>
        </table:table-row>
      </table:table>
      <text:p text:style-name="P1"/>
      <text:p text:style-name="P1"/>
      <text:p text:style-name="P4">Extension will be created in the same directory as this current file.</text:p>
      <text:p text:style-name="P1"><draw:control text:anchor-type="paragraph" draw:z-index="0" draw:name="Forme1" draw:style-name="gr1" draw:text-style-name="P13" svg:width="7.048cm" svg:height="1.251cm" svg:x="4.494cm" svg:y="0.515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9:08:24.410367532</meta:creation-date>
    <meta:editing-duration>PT10M21S</meta:editing-duration>
    <meta:editing-cycles>11</meta:editing-cycles>
    <meta:generator>LibreOffice/6.0.7.3$Linux_X86_64 LibreOffice_project/00m0$Build-3</meta:generator>
    <meta:initial-creator>Bastien Roques</meta:initial-creator>
    <dc:date>2019-04-02T08:44:46.089409523</dc:date>
    <dc:creator>Bastien Roques</dc:creator>
    <meta:document-statistic meta:table-count="3" meta:image-count="0" meta:object-count="0" meta:page-count="1" meta:paragraph-count="55" meta:word-count="110" meta:character-count="768" meta:non-whitespace-character-count="713"/>
  </office:meta>
</office:document-meta>
</file>